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ef77"/>
    </style:style>
    <style:style style:name="P2" style:family="paragraph" style:parent-style-name="Standard">
      <style:paragraph-properties fo:text-align="center" style:justify-single-word="false"/>
      <style:text-properties officeooo:rsid="0013ef77" officeooo:paragraph-rsid="0013ef77"/>
    </style:style>
    <style:style style:name="P3" style:family="paragraph" style:parent-style-name="Standard">
      <style:text-properties officeooo:rsid="0013ef77" officeooo:paragraph-rsid="0013ef77"/>
    </style:style>
    <style:style style:name="P4" style:family="paragraph" style:parent-style-name="Standard" style:list-style-name="L3">
      <style:text-properties officeooo:rsid="0013ef77" officeooo:paragraph-rsid="0013ef77"/>
    </style:style>
    <style:style style:name="P5" style:family="paragraph" style:parent-style-name="Standard" style:list-style-name="L4">
      <style:text-properties officeooo:rsid="0013ef77" officeooo:paragraph-rsid="0013ef77"/>
    </style:style>
    <style:style style:name="P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3ef77" officeooo:paragraph-rsid="0013ef77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3ef77" officeooo:paragraph-rsid="0013ef77" style:font-size-asian="36pt" style:font-weight-asian="bold" style:font-size-complex="36pt" style:font-weight-complex="bold"/>
    </style:style>
    <style:style style:name="P8" style:family="paragraph" style:parent-style-name="Standard">
      <style:text-properties officeooo:paragraph-rsid="0013ef77"/>
    </style:style>
    <style:style style:name="P9" style:family="paragraph" style:parent-style-name="Standard" style:list-style-name="L2">
      <style:text-properties officeooo:paragraph-rsid="0013ef77"/>
    </style:style>
    <style:style style:name="P10" style:family="paragraph" style:parent-style-name="Header">
      <style:text-properties officeooo:rsid="0013ef77" officeooo:paragraph-rsid="0013ef77"/>
    </style:style>
    <style:style style:name="T1" style:family="text">
      <style:text-properties officeooo:rsid="0013e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>Thème 3A</text:p>
      <text:p text:style-name="P7">Immunité innée, Immunité adaptative</text:p>
      <text:p text:style-name="Standard"/>
      <text:p text:style-name="P1"/>
      <text:p text:style-name="P3">Barrière physique : peau, muqueuse </text:p>
      <text:p text:style-name="P3"/>
      <text:p text:style-name="P3">Barrière biologique et chimique : pH (estomac, vagin), enzymes (larmes qui éliminent les bactéries) </text:p>
      <text:p text:style-name="P3"/>
      <text:p text:style-name="P3">Barrière écologique : bactéries </text:p>
      <text:p text:style-name="P3"/>
      <text:p text:style-name="P3"/>
      <text:p text:style-name="P3">Organes lymphoïdes primaires </text:p>
      <text:list xml:id="list7779729375659157977" text:style-name="L2">
        <text:list-item>
          <text:p text:style-name="P9"><text:span text:style-name="T1">Moelle osseuse → toutes les cellules du sang y sont produites </text:span></text:p>
        </text:list-item>
        <text:list-item>
          <text:p text:style-name="P9"><text:span text:style-name="T1">Thymus </text:span></text:p>
        </text:list-item>
      </text:list>
      <text:p text:style-name="P8"/>
      <text:p text:style-name="P3">Organes lymphoïdes secondaires </text:p>
      <text:list xml:id="list3637024370718501472" text:style-name="L3">
        <text:list-item>
          <text:p text:style-name="P4">Ganglions lymphatiques </text:p>
        </text:list-item>
        <text:list-item>
          <text:p text:style-name="P4">Rate </text:p>
        </text:list-item>
        <text:list-item>
          <text:p text:style-name="P4">. . . </text:p>
        </text:list-item>
      </text:list>
      <text:p text:style-name="P3"/>
      <text:p text:style-name="P3"/>
      <text:p text:style-name="P3">Ce système immunitaire doit luter en permanence contre les anti-gènes (= corps étrangers) </text:p>
      <text:list xml:id="list9181815380203740517" text:style-name="L4">
        <text:list-item>
          <text:p text:style-name="P5">Cellules : bactéries, champignons </text:p>
        </text:list-item>
        <text:list-item>
          <text:p text:style-name="P5">Virus </text:p>
        </text:list-item>
        <text:list-item>
          <text:p text:style-name="P5">Molécules, toxines </text:p>
        </text:list-item>
      </text:list>
      <text:p text:style-name="P3"/>
      <text:p text:style-name="P3">Dès qu’un antigène pénètre dans l’organisme, il va se passe une première réponse qui est la réaction inflammatoire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ef77" officeooo:paragraph-rsid="0013ef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 <text:tab/><text:tab/>T3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01:40.356000000</meta:creation-date>
    <dc:date>2019-03-13T09:11:02.908000000</dc:date>
    <meta:editing-duration>PT9M37S</meta:editing-duration>
    <meta:editing-cycles>1</meta:editing-cycles>
    <meta:document-statistic meta:table-count="0" meta:image-count="0" meta:object-count="0" meta:page-count="1" meta:paragraph-count="18" meta:word-count="101" meta:character-count="654" meta:non-whitespace-character-count="562"/>
    <meta:generator>LibreOffice/5.1.6.2$Windows_x86 LibreOffice_project/07ac168c60a517dba0f0d7bc7540f5afa45f0909</meta:generator>
  </office:meta>
</office:document-meta>
</file>